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9AEABE8.png" manifest:media-type="image/png"/>
  <manifest:file-entry manifest:full-path="Pictures/100000000000055600000300D6DBA236.png" manifest:media-type="image/png"/>
  <manifest:file-entry manifest:full-path="Pictures/1000000000000556000003005C1545B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76a4" officeooo:paragraph-rsid="000976a4"/>
    </style:style>
    <style:style style:name="P2" style:family="paragraph" style:parent-style-name="Standard">
      <style:text-properties officeooo:rsid="000976a4" officeooo:paragraph-rsid="000976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robante de Tarea1 (ejercicios)</text:p>
      <text:p text:style-name="P1"><draw:frame draw:style-name="fr1" draw:name="Imagen1" text:anchor-type="paragraph" svg:width="17.59cm" svg:height="9.888cm" draw:z-index="0"><draw:image xlink:href="Pictures/1000000000000556000003005C1545B3.png" xlink:type="simple" xlink:show="embed" xlink:actuate="onLoad"/></draw:frame></text:p>
      <text:p text:style-name="P1"><draw:frame draw:style-name="fr1" draw:name="Imagen2" text:anchor-type="paragraph" svg:width="17.59cm" svg:height="9.888cm" draw:z-index="1"><draw:image xlink:href="Pictures/100000000000055600000300D6DBA236.png" xlink:type="simple" xlink:show="embed" xlink:actuate="onLoad"/></draw:frame></text:p>
      <text:p text:style-name="P1"/>
      <text:p text:style-name="P1"><draw:frame draw:style-name="fr2" draw:name="Imagen3" text:anchor-type="paragraph" svg:width="17.59cm" svg:height="9.888cm" draw:z-index="2"><draw:image xlink:href="Pictures/10000000000005560000030009AEABE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23:02:25.277532715</meta:creation-date>
    <dc:date>2015-09-28T20:23:23.653925461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3" meta:object-count="0" meta:page-count="2" meta:paragraph-count="1" meta:word-count="4" meta:character-count="34" meta:non-whitespace-character-count="31"/>
  </office:meta>
</office:document-meta>
</file>